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>
      <style:text-properties officeooo:rsid="001a5277" officeooo:paragraph-rsid="001a5277"/>
    </style:style>
    <style:style style:name="P8" style:family="paragraph" style:parent-style-name="Standard">
      <style:text-properties officeooo:paragraph-rsid="001a5277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8d0a8" fo:background-color="#ffffff" loext:char-shading-value="0"/>
    </style:style>
    <style:style style:name="T4" style:family="text">
      <style:text-properties officeooo:rsid="0018546d"/>
    </style:style>
    <style:style style:name="T5" style:family="text">
      <style:text-properties fo:font-size="12pt"/>
    </style:style>
    <style:style style:name="T6" style:family="text">
      <style:text-properties fo:font-size="12pt" officeooo:rsid="0018546d"/>
    </style:style>
    <style:style style:name="T7" style:family="text">
      <style:text-properties fo:font-size="12pt" officeooo:rsid="001a5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e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3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2">Lundi 16 D<text:span text:style-name="T1">é</text:span>cembre :</text:p>
      <text:p text:style-name="P3">- Dinesh et William ont commencé à générer la carte de maniere procédural</text:p>
      <text:p text:style-name="P3">- Matisse a créé une fonction permettant d’afficher des matrix (en t’en que map) avec MinGL2</text:p>
      <text:p text:style-name="P2"/>
      <text:p text:style-name="P2">Mardi 17 Decembre :</text:p>
      <text:p text:style-name="P3">- Matisse a fini d’implémenter les ovales dans les formes part défauts de la librairie MinGL2</text:p>
      <text:p text:style-name="P3">- Matisse a modifié la fonction qui affiche la matrix pour que les éléments soit proportionnel a la taille de la matrix et de la fenêtre</text:p>
      <text:p text:style-name="P2"/>
      <text:p text:style-name="P2">Mercredi 18 décembre</text:p>
      <text:p text:style-name="P4"><text:tab/>- Dinesh a implémenté la fonction IllegalMove() pour éviter tout débordement de tableau</text:p>
      <text:p text:style-name="P2"/>
      <text:p text:style-name="P5">Samedi 21 décembre :</text:p>
      <text:p text:style-name="P6"><text:span text:style-name="T4"><text:tab/>- </text:span><text:span text:style-name="T5">William a fini la génération de la map aléatoirement en implémentant une structure <text:tab/>« </text:span><text:span text:style-name="T6">Form » </text:span><text:span text:style-name="T5">et 6 formes qui seront choisies puis mises en rotation et enfin placées de manière <text:tab/>aléatoire s’il y a la place </text:span><text:span text:style-name="T6">dans la matrice principale</text:span><text:span text:style-name="T5">.</text:span></text:p>
      <text:p text:style-name="P6"><text:span text:style-name="T5"/></text:p>
      <text:p text:style-name="P7"><text:span text:style-name="T5">Dimanche 29 décembre : </text:span></text:p>
      <text:p text:style-name="P8"><text:span text:style-name="T7"><text:tab/>- </text:span><text:span text:style-name="T5">William a terminé la génération des items dans la matrice et a également intégré une notion <text:tab/>de score pour chaque joueur. Chaque fois qu'un joueur se déplace sur une case contenant un<text:tab/></text:span><text:span text:style-name="T7">i</text:span><text:span text:style-name="T5">tem, cet item est ajouté à une liste. Cette liste sera vidée lorsque le joueur retourne à sa <text:tab/>base, <text:s/></text:span><text:span text:style-name="T7">e</text:span><text:span text:style-name="T5">t son score sera alors augmenté en conséquence.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12-12T10:07:00Z</meta:creation-date>
    <dc:date>2025-01-02T12:36:54.974000000</dc:date>
    <meta:editing-cycles>10</meta:editing-cycles>
    <meta:editing-duration>PT19M6S</meta:editing-duration>
    <meta:document-statistic meta:table-count="0" meta:image-count="0" meta:object-count="0" meta:page-count="1" meta:paragraph-count="25" meta:word-count="291" meta:character-count="1629" meta:non-whitespace-character-count="1347"/>
    <meta:template xlink:type="simple" xlink:actuate="onRequest" xlink:title="" xlink:href="Normal.dotm"/>
  </office:meta>
</office:document-meta>
</file>